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d57a9" officeooo:paragraph-rsid="000d57a9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d57a9" officeooo:paragraph-rsid="000d57a9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d57a9" officeooo:paragraph-rsid="000d57a9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0d57a9"/>
    </style:style>
    <style:style style:name="P6" style:family="paragraph" style:parent-style-name="Standard">
      <style:text-properties officeooo:paragraph-rsid="000d57a9"/>
    </style:style>
    <style:style style:name="P7" style:family="paragraph" style:parent-style-name="Standard">
      <style:text-properties fo:font-weight="normal" officeooo:paragraph-rsid="000eee4b" style:font-weight-asian="normal" style:font-weight-complex="normal"/>
    </style:style>
    <style:style style:name="T1" style:family="text">
      <style:text-properties officeooo:rsid="000d57a9"/>
    </style:style>
    <style:style style:name="T2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rsid="000d57a9" style:font-size-asian="12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ize="12pt" fo:font-style="normal" fo:text-shadow="none" style:text-underline-style="none" officeooo:rsid="000d57a9" style:font-size-asian="12pt" style:font-style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ize="12pt" fo:font-style="normal" fo:text-shadow="none" style:text-underline-style="none" officeooo:rsid="000eee4b" style:font-size-asian="12pt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M: SR2S Contract</text:p>
      <text:p text:style-name="P6"><text:span text:style-name="T4">1A</text:span></text:p>
      <text:p text:style-name="P5"><text:span text:style-name="T3">1B</text:span></text:p>
      <text:p text:style-name="P5"><text:span text:style-name="T3">1D</text:span></text:p>
      <text:p text:style-name="P5"><text:span text:style-name="T3">1F</text:span></text:p>
      <text:p text:style-name="P5"><text:span text:style-name="T3">2A</text:span></text:p>
      <text:p text:style-name="P5"><text:span text:style-name="T3">2C</text:span></text:p>
      <text:p text:style-name="P5"><text:span text:style-name="T3">2D</text:span></text:p>
      <text:p text:style-name="P5"><text:span text:style-name="T3">2E</text:span></text:p>
      <text:p text:style-name="P3"><text:span text:style-name="T3">2F</text:span></text:p>
      <text:p text:style-name="P6"><text:span text:style-name="T4">3A</text:span></text:p>
      <text:p text:style-name="P7"><text:span text:style-name="T5">3</text:span><text:span text:style-name="T6">B</text:span></text:p>
      <text:p text:style-name="P7"><text:span text:style-name="T6"/></text:p>
      <text:p text:style-name="P2">MCBC: MCBC Activities</text:p>
      <text:p text:style-name="P3">Administration</text:p>
      <text:p text:style-name="P3">Basic St Skills</text:p>
      <text:p text:style-name="P3">Basic St Skills – LCI</text:p>
      <text:p text:style-name="P3">Contract Dev</text:p>
      <text:p text:style-name="P3">Holiday</text:p>
      <text:p text:style-name="P3">MCBC</text:p>
      <text:p text:style-name="P3">MCBC Staff meeting</text:p>
      <text:p text:style-name="P3">Membership</text:p>
      <text:p text:style-name="P3">Partnership volunteer</text:p>
      <text:p text:style-name="P3">Tiburon</text:p>
      <text:p text:style-name="P3">Vacation</text:p>
      <text:p text:style-name="P3">Women on Wheels</text:p>
      <text:p text:style-name="P3">Women on Wheels – LCI</text:p>
      <text:p text:style-name="P3"/>
      <text:p text:style-name="P1">STAY Transit: Spare the Air Transit TAM</text:p>
      <text:p text:style-name="P3">Stay Transit</text:p>
      <text:p text:style-name="P3">Stay</text:p>
      <text:p text:style-name="Standard"/>
      <text:p text:style-name="P1">STAY Family Bikes: Spare the Air Family Bikes</text:p>
      <text:p text:style-name="P3">STAY grant family biki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2">Grant Management and Project Oversight</text:span></text:p>
      <text:p text:style-name="P4"><text:span text:style-name="T2">Task 1 Outreach to Schools</text:span></text:p>
      <text:p text:style-name="P4"><text:span text:style-name="T2">Task 2 Develop Marketing Materials</text:span></text:p>
      <text:p text:style-name="P4"><text:span text:style-name="T2">Task 3 Develop Training Materials</text:span></text:p>
      <text:p text:style-name="P4"><text:span text:style-name="T2">Task 4 Develop emedia materials</text:span></text:p>
      <text:p text:style-name="P4"><text:span text:style-name="T2">Task 5 Great Race and Incentives</text:span></text:p>
      <text:p text:style-name="P4"><text:soft-page-break/><text:span text:style-name="T2">Task 6 Implementation</text:span></text:p>
      <text:p text:style-name="P4"><text:span text:style-name="T2">Task 7 Evaluatio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2:51:50.621437323</meta:creation-date>
    <dc:date>2014-09-26T14:57:30.514706995</dc:date>
    <meta:editing-duration>PT1H50M39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2" meta:paragraph-count="39" meta:word-count="103" meta:character-count="590" meta:non-whitespace-character-count="524"/>
  </office:meta>
</office:document-meta>
</file>